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B1020710101886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cm" svg:height="10cm" svg:x="0cm" svg:y="1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10cm" svg:y="1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20cm" svg:y="1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30cm" svg:y="1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10cm" svg:y="0cm">
          <draw:image xlink:href="Pictures/100002010000020000000200B1020710101886C5.png" xlink:type="simple" xlink:show="embed" xlink:actuate="onLoad">
            <text:p/>
          </draw:image>
        </draw:frame>
        <draw:frame draw:style-name="gr1" draw:text-style-name="P1" draw:layer="layout" svg:width="10cm" svg:height="10cm" svg:x="10cm" svg:y="20cm">
          <draw:image xlink:href="Pictures/100002010000020000000200B1020710101886C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61cm" fo:margin-bottom="0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cm" fo:margin-bottom="0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35.999cm" svg:height="5.008cm" svg:x="2cm" svg:y="1.196cm" presentation:class="title" presentation:placeholder="true">
        <draw:text-box/>
      </draw:frame>
      <draw:frame presentation:style-name="Default-outline1" draw:layer="backgroundobjects" svg:width="35.999cm" svg:height="17.398cm" svg:x="2cm" svg:y="7.019cm" presentation:class="outline" presentation:placeholder="true">
        <draw:text-box/>
      </draw:frame>
      <draw:frame presentation:style-name="Mpr1" draw:text-style-name="MP2" draw:layer="backgroundobjects" svg:width="9.319cm" svg:height="2.067cm" svg:x="2cm" svg:y="27.3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679cm" svg:height="2.067cm" svg:x="13.68cm" svg:y="27.3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319cm" svg:height="2.067cm" svg:x="28.68cm" svg:y="27.32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5T02:39:35.874048605</meta:creation-date>
    <dc:date>2020-05-05T02:41:34.758103064</dc:date>
    <meta:editing-duration>PT2M1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